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be37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0836784"/>
    </style:style>
    <style:style style:name="T48" style:family="text">
      <style:text-properties officeooo:rsid="01e21ff5"/>
    </style:style>
    <style:style style:name="T49" style:family="text">
      <style:text-properties officeooo:rsid="0233449b"/>
    </style:style>
    <style:style style:name="T50" style:family="text">
      <style:text-properties officeooo:rsid="02317916"/>
    </style:style>
    <style:style style:name="T51" style:family="text">
      <style:text-properties officeooo:rsid="023d18e5"/>
    </style:style>
    <style:style style:name="T52" style:family="text">
      <style:text-properties officeooo:rsid="024f9d17"/>
    </style:style>
    <style:style style:name="T53" style:family="text">
      <style:text-properties officeooo:rsid="02867bcd"/>
    </style:style>
    <style:style style:name="T54" style:family="text">
      <style:text-properties officeooo:rsid="028c3f47"/>
    </style:style>
    <style:style style:name="T55" style:family="text">
      <style:text-properties officeooo:rsid="0063a409"/>
    </style:style>
    <style:style style:name="T56" style:family="text">
      <style:text-properties officeooo:rsid="02996d98"/>
    </style:style>
    <style:style style:name="T57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53">8</text:span></text:p>
      <text:p text:style-name="P16"/>
      <text:p text:style-name="P16"/>
      <text:p text:style-name="P14">© 201<text:span text:style-name="T53">8</text:span> by Wolfgang Skala. This edition is licensed under the Creative Commons Attribution<text:span text:style-name="T45">-NonCommercial-ShareAlike</text:span> 4.0 International License. To view a copy of this license, visit http://creativecommons.org/licenses/by<text:span text:style-name="T46">-nc-sa</text:span>/4.0/. </text:p>
      <text:p text:style-name="P13"/>
      <text:p text:style-name="P15">Music engraving by LilyPond 2.18.0 (http://www.lilypond.org).<text:span text:style-name="T44"><text:line-break/>Front matter</text:span> typeset with EB Garamond (http://www.georgduffner.at/ebgaramond).</text:p>
      <text:p text:style-name="P16"/>
      <text:p text:style-name="P12">First <text:span text:style-name="T48">version</text:span>, <text:span text:style-name="T57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5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56">id426043464</text:span> (siglum Mus.2973-D-<text:span text:style-name="T56">27</text:span>).</text:p>
      <text:p text:style-name="P10"/>
      <text:p text:style-name="P4">In general, this edition closely follows the autograph. Any changes <text:span text:style-name="T4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51"> cor, corno; Ms, manuscript; o</text:span>rg, basses and organ; <text:span text:style-name="T51">r, rest;</text:span> S, soprano; T<text:span text:style-name="T47">, </text:span>tenor; <text:span text:style-name="T54">vl</text:span>, violin; <text:span text:style-name="T51">vla</text:span>, viola<text:span text:style-name="T52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299<text:tab/>S<text:tab/>2nd/3rd quarter in Ms: c″2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/>
      <text:p text:style-name="P6"/>
      <text:p text:style-name="P7"><text:soft-page-break/>This edition has been compiled and checked with utmost diligence. Nevertheless, errors and mistakes cannot be totally excluded. Please report any errors and mistakes to <text:span text:style-name="T50">wolfgang</text:span> (at) <text:span text:style-name="T49">esser-skala</text:span>.at<text:span text:style-name="T50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4T21:00:34.296854377</dc:date>
    <dc:creator>Wolfgang Skala</dc:creator>
    <meta:editing-duration>P7DT11H41M23S</meta:editing-duration>
    <meta:editing-cycles>617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436" meta:character-count="2560" meta:non-whitespace-character-count="2121"/>
  </office:meta>
</office:document-meta>
</file>